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svg:font-family="'Noto Sans Mono'" style:font-family-generic="swiss" style:font-pitch="variable"/>
  </office:font-face-decls>
  <office:automatic-styles>
    <style:style style:name="P1" style:family="paragraph" style:parent-style-name="Standard">
      <style:paragraph-properties fo:text-align="center" style:justify-single-word="false"/>
      <style:text-properties style:font-name="Noto Sans Mono" fo:font-size="16pt" fo:font-style="normal" style:text-underline-style="none" fo:font-weight="bold" officeooo:rsid="001921b5" officeooo:paragraph-rsid="001921b5"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Noto Sans Mono" fo:font-size="16pt" fo:font-style="normal" style:text-underline-style="none" fo:font-weight="bold" officeooo:rsid="001921b5" officeooo:paragraph-rsid="001921b5" style:font-size-asian="16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style:font-name="Noto Sans Mono" fo:font-size="12pt" fo:font-style="normal" style:text-underline-style="none" fo:font-weight="bold" officeooo:rsid="001921b5" officeooo:paragraph-rsid="001921b5" style:font-size-asian="12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style:font-name="Noto Sans Mono" fo:font-size="13pt" fo:font-style="normal" style:text-underline-style="none" fo:font-weight="bold" officeooo:rsid="0019dd23" officeooo:paragraph-rsid="0019dd23" style:font-size-asian="13pt" style:font-style-asian="normal" style:font-weight-asian="bold" style:font-size-complex="13pt" style:font-style-complex="normal" style:font-weight-complex="bold"/>
    </style:style>
    <style:style style:name="P5" style:family="paragraph" style:parent-style-name="Standard">
      <style:paragraph-properties fo:text-align="center" style:justify-single-word="false"/>
      <style:text-properties officeooo:paragraph-rsid="0019dd23"/>
    </style:style>
    <style:style style:name="P6" style:family="paragraph" style:parent-style-name="Standard">
      <style:paragraph-properties fo:text-align="center" style:justify-single-word="false"/>
      <style:text-properties officeooo:paragraph-rsid="0019dd23"/>
    </style:style>
    <style:style style:name="T1" style:family="text">
      <style:text-properties officeooo:rsid="0019dd23"/>
    </style:style>
    <style:style style:name="T2" style:family="text">
      <style:text-properties style:font-name="Noto Sans Mono" fo:font-size="13pt" fo:font-style="normal" style:text-underline-style="none" fo:font-weight="bold" officeooo:rsid="0019dd23" style:font-size-asian="13pt" style:font-style-asian="normal" style:font-weight-asian="bold" style:font-size-complex="13pt" style:font-style-complex="normal" style:font-weight-complex="bold"/>
    </style:style>
    <style:style style:name="T3" style:family="text">
      <style:text-properties fo:font-style="italic" style:font-style-asian="italic" style:font-style-complex="italic"/>
    </style:style>
    <style:style style:name="T4" style:family="text">
      <style:text-properties fo:font-style="italic" officeooo:rsid="0019dd23" style:font-style-asian="italic" style:font-style-complex="italic"/>
    </style:style>
    <style:style style:name="T5" style:family="text">
      <style:text-properties officeooo:rsid="001d3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xHideout: General Intro Scrip<text:span text:style-name="T1">t</text:span></text:p>
      <text:p text:style-name="P2"/>
      <text:p text:style-name="P3"><text:tab/>Hello internet. <text:s/>We are the Unix Hideout Media Collective. <text:s/>Our goal is the forwarding of the Linux and BSD knowledge base among advanced, intermediate, and beginner level users.</text:p>
      <text:p text:style-name="P3"/>
      <text:p text:style-name="P3"><text:tab/>We are planning to create content for the most dedicated power users and people just interested in alternative systems to Windows and MacOS in general. <text:s/></text:p>
      <text:p text:style-name="P3"/>
      <text:p text:style-name="P3"><text:tab/>Please allow us to introduce ourselves:</text:p>
      <text:p text:style-name="P3"/>
      <text:p text:style-name="P3"><text:tab/><text:tab/>My name is: _______________.</text:p>
      <text:p text:style-name="P3"/>
      <text:p text:style-name="P3"><text:tab/><text:tab/>I am a (i.e. script writer, video presenter): ____________.</text:p>
      <text:p text:style-name="P3"/>
      <text:p text:style-name="P3"><text:tab/><text:tab/>My Linux Distros/BSD project (if applicable) of choice is <text:tab/><text:tab/><text:tab/> _______________.</text:p>
      <text:p text:style-name="P3"/>
      <text:p text:style-name="P3"><text:tab/><text:tab/></text:p>
      <text:p text:style-name="P3"><text:tab/><text:tab/><text:span text:style-name="T3">(repeat</text:span><text:span text:style-name="T4">ed</text:span><text:span text:style-name="T3"> for all </text:span><text:span text:style-name="T4">participants</text:span><text:span text:style-name="T3"> we have </text:span><text:span text:style-name="T4">in editing</text:span><text:span text:style-name="T3">)</text:span></text:p>
      <text:p text:style-name="P3"/>
      <text:p text:style-name="P3"><text:tab/>If you have any questions or suggestions for ideas are highly appreciated and can be sent to our email <text:a xlink:type="simple" xlink:href="mailto:unixhideout@unixhideout.solutions" text:style-name="Internet_20_link" text:visited-style-name="Visited_20_Internet_20_Link">unixhideout@unixhideout.solutions</text:a>. <text:s/></text:p>
      <text:p text:style-name="P3"/>
      <text:p text:style-name="P3"><text:tab/>The Unix Hideout Media Collective is a sub-organization of the Unix Hideout Association proper. <text:s/>Our association has a growing online presence, and at time of <text:span text:style-name="T1">this video</text:span> we have a Mastodon, Discord, Facebook <text:span text:style-name="T1">g</text:span>roup, <text:span text:style-name="T1">Forum, Telegram, this YouTube, and a Patreon. There will be links to all of these and any others we may add in the description below, we hope to see you on other platforms and look forward to welcoming you to our community!</text:span></text:p>
      <text:p text:style-name="P3"/>
      <text:p text:style-name="P3"/>
      <text:p text:style-name="P4">Unix Hideout <text:span text:style-name="T5">Organization</text:span> – Onward in Open-Source</text:p>
      <text:p text:style-name="P4"/>
      <text:p text:style-name="P4">Official Script For Use By The Unix Hideout Media Collective</text:p>
      <text:p text:style-name="P5"/>
      <text:p text:style-name="P5"><text:span text:style-name="T2">Copyr. 2023 Declan Fledderjohn – CC Attr. 4.0 I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svg:font-family="'Noto Sans Mono'"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6T13:05:21.582688859</meta:creation-date>
    <meta:editing-duration>PT2H6M35S</meta:editing-duration>
    <meta:editing-cycles>4</meta:editing-cycles>
    <meta:generator>LibreOffice/7.5.3.2$Linux_X86_64 LibreOffice_project/50$Build-2</meta:generator>
    <dc:date>2023-07-27T06:56:20.796580885</dc:date>
    <meta:document-statistic meta:table-count="0" meta:image-count="0" meta:object-count="0" meta:page-count="1" meta:paragraph-count="14" meta:word-count="214" meta:character-count="1369" meta:non-whitespace-character-count="1140"/>
  </office:meta>
</office:document-meta>
</file>